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60ed9"/>
    </style:style>
    <style:style style:name="P2" style:family="paragraph" style:parent-style-name="Text_20_body">
      <style:paragraph-properties fo:text-align="center" style:justify-single-word="false"/>
      <style:text-properties fo:font-size="14pt" officeooo:paragraph-rsid="001803ea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officeooo:paragraph-rsid="00160ed9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32pt" officeooo:paragraph-rsid="001803ea" style:font-size-asian="32pt" style:font-size-complex="3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11db74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803ea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81917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19571e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1af138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803ea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917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9571e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af138" style:font-size-asian="12pt" style:font-weight-asian="bold" style:font-size-complex="12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umber_and_name6"/><text:span text:style-name="T16">Vote for Candidate Counts for Corresponding Electors</text:span><text:span text:style-name="T15">.</text:span><text:line-break/><text:span text:style-name="T3">Texas Election Code</text:span><text:span text:style-name="T9">, </text:span><text:span text:style-name="T4">Title 11, </text:span><text:bookmark text:name="number_and_name"/><text:span text:style-name="T3">Sec</text:span><text:span text:style-name="T4">tion</text:span><text:span text:style-name="T3"> 19</text:span><text:span text:style-name="T5">2</text:span><text:span text:style-name="T3">.0</text:span><text:span text:style-name="T6">3</text:span><text:span text:style-name="T8">5</text:span><text:span text:style-name="T9">. </text:span><text:span text:style-name="T10">https://texas.public.law/statutes/tex._election_code_section_19</text:span><text:span text:style-name="T11">2</text:span><text:span text:style-name="T10">.0</text:span><text:span text:style-name="T12">3</text:span><text:span text:style-name="T14">5</text:span></text:h>
      <text:p text:style-name="P2"><text:line-break/></text:p>
      <text:p text:style-name="P4"><text:span text:style-name="T2">A vote for <text:line-break/>a presidential candidate and <text:line-break/>the candidate’s running mate <text:line-break/>shall be counted as a vote <text:line-break/>for the corresponding <text:line-break/>presidential elector candidat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2T23:00:31.174869989</dc:date>
    <dc:creator>Charles Stewart</dc:creator>
    <meta:editing-duration>PT20M17S</meta:editing-duration>
    <meta:editing-cycles>7</meta:editing-cycles>
    <meta:generator>LibreOffice/7.2.4.1$Linux_X86_64 LibreOffice_project/27d75539669ac387bb498e35313b970b7fe9c4f9</meta:generator>
    <meta:printed-by>Charles Stewart</meta:printed-by>
    <meta:print-date>2021-12-22T22:55:20.513302364</meta:print-date>
    <meta:document-statistic meta:table-count="0" meta:image-count="0" meta:object-count="0" meta:page-count="1" meta:paragraph-count="3" meta:word-count="38" meta:character-count="326" meta:non-whitespace-character-count="284"/>
  </office:meta>
</office:document-meta>
</file>